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var ps-atom-font" svg:font-family="'var ps-atom-font'"/>
    <style:font-face style:name="var ps-secondary-font" svg:font-family="'var ps-secondary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style:line-height-at-least="0.2083in" fo:orphans="2" fo:widows="2" fo:text-indent="0in" style:auto-text-indent="false" fo:padding="0in" fo:border="none"/>
      <style:text-properties fo:font-variant="normal" fo:text-transform="none" fo:color="#000000" fo:letter-spacing="normal"/>
    </style:style>
    <style:style style:name="P2" style:family="paragraph" style:parent-style-name="Preformatted_20_Text">
      <style:paragraph-properties fo:margin-top="0in" fo:margin-bottom="0in" loext:contextual-spacing="false" style:line-height-at-least="0.2083in" fo:orphans="2" fo:widows="2" fo:padding="0in" fo:border="none"/>
    </style:style>
    <style:style style:name="P3" style:family="paragraph" style:parent-style-name="Preformatted_20_Text">
      <style:paragraph-properties fo:margin-top="0in" fo:margin-bottom="0in" loext:contextual-spacing="false" fo:orphans="2" fo:widows="2" fo:padding="0in" fo:border="none"/>
      <style:text-properties fo:font-variant="normal" fo:text-transform="none" fo:color="#000000" fo:letter-spacing="normal"/>
    </style:style>
    <style:style style:name="P4" style:family="paragraph" style:parent-style-name="Text_20_body">
      <style:paragraph-properties fo:margin-left="0in" fo:margin-right="0in" fo:margin-top="0in" fo:margin-bottom="0.25in" loext:contextual-spacing="false" style:line-height-at-least="0.2083in" fo:orphans="2" fo:widows="2" fo:text-indent="0in" style:auto-text-indent="false"/>
      <style:text-properties fo:font-variant="normal" fo:text-transform="none" fo:color="#000000" style:font-name="var ps-secondary-font" fo:font-size="12pt" fo:letter-spacing="normal" fo:font-style="normal" fo:font-weight="normal"/>
    </style:style>
    <style:style style:name="P5" style:family="paragraph" style:parent-style-name="Text_20_body" style:list-style-name="L1">
      <style:paragraph-properties fo:margin-top="0in" fo:margin-bottom="0.0835in" loext:contextual-spacing="false" style:line-height-at-least="0.3437in" fo:orphans="2" fo:widows="2" fo:padding="0in" fo:border="none"/>
      <style:text-properties fo:font-variant="normal" fo:text-transform="none" fo:color="#000000" style:font-name="var ps-secondary-font" fo:font-size="14pt" fo:letter-spacing="normal" fo:font-style="normal" fo:font-weight="normal"/>
    </style:style>
    <style:style style:name="P6" style:family="paragraph" style:parent-style-name="Text_20_body" style:list-style-name="L2">
      <style:paragraph-properties fo:margin-top="0in" fo:margin-bottom="0.0835in" loext:contextual-spacing="false" style:line-height-at-least="0.3437in" fo:orphans="2" fo:widows="2" fo:padding="0in" fo:border="none"/>
      <style:text-properties fo:font-variant="normal" fo:text-transform="none" fo:color="#000000" style:font-name="var ps-secondary-font" fo:font-size="14pt" fo:letter-spacing="normal" fo:font-style="normal" fo:font-weight="normal"/>
    </style:style>
    <style:style style:name="P7" style:family="paragraph" style:parent-style-name="Text_20_body" style:list-style-name="L1">
      <style:paragraph-properties fo:margin-top="0in" fo:margin-bottom="0.25in" loext:contextual-spacing="false" style:line-height-at-least="0.2083in" fo:orphans="2" fo:widows="2" fo:padding="0in" fo:border="none"/>
      <style:text-properties fo:font-variant="normal" fo:text-transform="none" fo:color="#000000" style:font-name="var ps-secondary-font" fo:font-size="12pt" fo:letter-spacing="normal" fo:font-style="normal" fo:font-weight="normal"/>
    </style:style>
    <style:style style:name="P8" style:family="paragraph" style:parent-style-name="Text_20_body">
      <style:paragraph-properties fo:margin-top="0in" fo:margin-bottom="0.25in" loext:contextual-spacing="false" style:line-height-at-least="0.2083in" fo:orphans="2" fo:widows="2"/>
      <style:text-properties fo:font-variant="normal" fo:text-transform="none" fo:color="#000000" style:font-name="var ps-secondary-font" fo:font-size="12pt" fo:letter-spacing="normal" fo:font-style="normal" fo:font-weight="normal"/>
    </style:style>
    <style:style style:name="T1" style:family="text">
      <style:text-properties fo:font-variant="normal" fo:text-transform="none" fo:color="#000000" style:font-name="var ps-atom-font" fo:font-size="12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000000" fo:letter-spacing="normal" loext:padding="0in" loext:border="non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e proponemos resolver la siguiente actividad: Crear una aplicación donde tengamos dos clases: León y Tigre. Cada una debe tener dos atributos:</text:p>
      <text:list xml:id="list2904699884" text:style-name="L1">
        <text:list-item>
          <text:p text:style-name="P5">nombre String</text:p>
        </text:list-item>
        <text:list-item>
          <text:p text:style-name="P5">edad int</text:p>
          <text:p text:style-name="P7">y para la clase León vamos a agregar el atributo:</text:p>
        </text:list-item>
        <text:list-item>
          <text:p text:style-name="P5">esAlfa boolean</text:p>
        </text:list-item>
      </text:list>
      <text:p text:style-name="P8">Para los dos animales vamos a crear un método correr, que va a loguear un info de que está corriendo y vamos a crear otro método que calcule si es mayor a 10 años y ser alfa, en caso de serlo, deberá loguear un info con la información.<text:line-break/><text:line-break/>También deberemos arrojar una Exception si la edad del animal es menor a cero y agregar un log de error. Creamos una clase main, donde creamos leones y tigres que cumplan que al correr y esMayorA10 ejecutan los métodos:</text:p>
      <text:list xml:id="list1373912521" text:style-name="L2">
        <text:list-item>
          <text:p text:style-name="P6">public void correr()</text:p>
        </text:list-item>
        <text:list-item>
          <text:p text:style-name="P6">public void esMayorA10()</text:p>
        </text:list-item>
      </text:list>
      <text:p text:style-name="P8">También debemos chequear que los logs existan.<text:line-break/><text:line-break/>La salida debe ser algo como:</text:p>
      <text:p text:style-name="P1"><text:s text:c="4"/></text:p>
      <text:p text:style-name="P2"><text:span text:style-name="Source_20_Text"><text:span text:style-name="T1">[2021-07-18 18:27:46] [ INFO ] [Leon:37] El León Simba está corriendo</text:span></text:span></text:p>
      <text:p text:style-name="P2"><text:span text:style-name="Source_20_Text"><text:span text:style-name="T1">[2021-07-18 18:27:46] [ INFO ] [Leon:37] El León Bom está corriendo</text:span></text:span></text:p>
      <text:p text:style-name="P2"><text:span text:style-name="Source_20_Text"><text:span text:style-name="T1">[2021-07-18 18:27:46] [ ERROR] [Leon:45] La edad no puede ser negativa</text:span></text:span></text:p>
      <text:p text:style-name="P2"><text:span text:style-name="Source_20_Text"><text:span text:style-name="T1">[2021-07-18 18:27:46] [ ERROR] [Test:30] La edad del León Bom es incorrecta</text:span></text:span></text:p>
      <text:p text:style-name="P2"><text:span text:style-name="Source_20_Text"><text:span text:style-name="T1">java.lang.Exception</text:span></text:span></text:p>
      <text:p text:style-name="P2"><text:span text:style-name="Source_20_Text"><text:span text:style-name="T2"><text:s text:c="8"/></text:span></text:span><text:span text:style-name="Source_20_Text"><text:span text:style-name="T1">at com.main.Leon.esMayorA10(Leon.java:46)</text:span></text:span></text:p>
      <text:p text:style-name="P2"><text:span text:style-name="Source_20_Text"><text:span text:style-name="T2"><text:s text:c="8"/></text:span></text:span><text:span text:style-name="Source_20_Text"><text:span text:style-name="T1">at com.main.Test.main(Test.java:28)</text:span></text:span></text:p>
      <text:p text:style-name="P2"><text:span text:style-name="Source_20_Text"><text:span text:style-name="T1">[2021-07-18 18:27:46] [ INFO ] [Tigre:28] El Tigre está corriendo</text:span></text:span></text:p>
      <text:p text:style-name="P2"><text:span text:style-name="Source_20_Text"><text:span text:style-name="T1">[2021-07-18 18:27:46] [ INFO ] [Tigre:28] El Tigre está corriendo</text:span></text:span></text:p>
      <text:p text:style-name="P2"/>
      <text:p text:style-name="P2"><text:span text:style-name="Source_20_Text"><text:span text:style-name="T2"><text:s text:c="4"/></text:span></text:span></text:p>
      <text:p text:style-name="P3"><text:s text:c="2"/></text:p>
      <text:p text:style-name="P8">¡Éxitos!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/>
    <style:font-face style:name="var ps-atom-font" svg:font-family="'var ps-atom-font'"/>
    <style:font-face style:name="var ps-secondary-font" svg:font-family="'var ps-secondary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24T14:02:14.852621026</meta:creation-date>
    <dc:date>2022-05-24T14:04:15.088873346</dc:date>
    <meta:editing-duration>PT2M</meta:editing-duration>
    <meta:editing-cycles>1</meta:editing-cycles>
    <meta:document-statistic meta:table-count="0" meta:image-count="0" meta:object-count="0" meta:page-count="1" meta:paragraph-count="22" meta:word-count="221" meta:character-count="1350" meta:non-whitespace-character-count="1126"/>
    <meta:generator>LibreOffice/6.4.7.2$Linux_X86_64 LibreOffice_project/40$Build-2</meta:generator>
  </office:meta>
</office:document-meta>
</file>